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410" officeooo:paragraph-rsid="001e4410"/>
    </style:style>
    <style:style style:name="P2" style:family="paragraph" style:parent-style-name="Standard">
      <style:paragraph-properties fo:text-align="start" style:justify-single-word="false"/>
      <style:text-properties officeooo:rsid="001e4410" officeooo:paragraph-rsid="001e4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0:27:00.626045513</meta:creation-date>
    <dc:date>2024-03-02T00:32:54.167773147</dc:date>
    <meta:editing-duration>PT5M5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